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2.247cm"/>
    </style:style>
    <style:style style:name="co7" style:family="table-column">
      <style:table-column-properties fo:break-before="auto" style:column-width="2.141cm"/>
    </style:style>
    <style:style style:name="co8" style:family="table-column">
      <style:table-column-properties fo:break-before="auto" style:column-width="3.612cm"/>
    </style:style>
    <style:style style:name="co9" style:family="table-column">
      <style:table-column-properties fo:break-before="auto" style:column-width="3.667cm"/>
    </style:style>
    <style:style style:name="co10" style:family="table-column">
      <style:table-column-properties fo:break-before="auto" style:column-width="3.2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9" style:family="table-cell" style:parent-style-name="Default" style:data-style-name="N115">
      <style:table-cell-properties fo:background-color="#00ccff"/>
    </style:style>
    <style:style style:name="ce10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1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ce12" style:family="table-cell" style:parent-style-name="Default" style:data-style-name="N115">
      <style:table-cell-properties fo:background-color="#ffff99"/>
    </style:style>
    <style:style style:name="ce13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14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15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16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17" style:family="table-cell" style:parent-style-name="Default" style:data-style-name="N115">
      <style:table-cell-properties fo:border-bottom="none" fo:background-color="#00ccff" fo:border-left="0.002cm solid #000000" fo:border-right="none" fo:border-top="none"/>
    </style:style>
    <style:style style:name="ce18" style:family="table-cell" style:parent-style-name="Default" style:data-style-name="N115">
      <style:table-cell-properties fo:border-bottom="0.002cm solid #000000" fo:background-color="transparent" fo:border-left="0.002cm solid #000000" fo:border-right="none" fo:border-top="none"/>
    </style:style>
    <style:style style:name="ce19" style:family="table-cell" style:parent-style-name="Default" style:data-style-name="N115">
      <style:table-cell-properties fo:border-bottom="none" fo:background-color="#ffff99" fo:border-left="0.002cm solid #000000" fo:border-right="none" fo:border-top="none"/>
    </style:style>
    <style:style style:name="ce20" style:family="table-cell" style:parent-style-name="Default" style:data-style-name="N115">
      <style:table-cell-properties fo:border-bottom="0.002cm solid #000000" fo:background-color="#ffff99" fo:border-left="0.002cm solid #000000" fo:border-right="none" fo:border-top="none"/>
    </style:style>
  </office:automatic-styles>
  <office:body>
    <office:spreadsheet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" table:number-columns-repeated="1005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6" office:value-type="string">
            <text:p>{350, 54}</text:p>
          </table:table-cell>
          <table:table-cell table:style-name="ce6" office:value-type="string">
            <text:p>{467, 387}</text:p>
          </table:table-cell>
          <table:table-cell table:style-name="ce6" office:value-type="string">
            <text:p>A*</text:p>
          </table:table-cell>
          <table:table-cell table:style-name="ce6" office:value-type="float" office:value="0.073">
            <text:p>0.073</text:p>
          </table:table-cell>
          <table:table-cell table:style-name="ce6" office:value-type="float" office:value="38583">
            <text:p>38583.000</text:p>
          </table:table-cell>
          <table:table-cell table:style-name="ce6" office:value-type="float" office:value="1115.30566">
            <text:p>1115.306</text:p>
          </table:table-cell>
          <table:table-cell table:style-name="ce13" office:value-type="float" office:value="873">
            <text:p>873.000</text:p>
          </table:table-cell>
          <table:table-cell/>
          <table:table-cell table:style-name="ce3" table:formula="of:=[.F4]/[.F4]" office:value-type="float" office:value="1">
            <text:p>1.000</text:p>
          </table:table-cell>
          <table:table-cell table:style-name="ce6" table:formula="of:=[.G4]/[.G4]" office:value-type="float" office:value="1">
            <text:p>1.000</text:p>
          </table:table-cell>
          <table:table-cell table:style-name="ce6" table:formula="of:=[.H4]/[.H4]" office:value-type="float" office:value="1">
            <text:p>1.000</text:p>
          </table:table-cell>
          <table:table-cell table:style-name="ce13" table:formula="of:=[.I4]/[.I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.788</text:p>
          </table:table-cell>
          <table:table-cell office:value-type="float" office:value="37614">
            <text:p>37614.000</text:p>
          </table:table-cell>
          <table:table-cell office:value-type="float" office:value="1070.53662">
            <text:p>1070.537</text:p>
          </table:table-cell>
          <table:table-cell table:style-name="ce14" office:value-type="float" office:value="52">
            <text:p>52.000</text:p>
          </table:table-cell>
          <table:table-cell/>
          <table:table-cell table:style-name="ce4" table:formula="of:=[.F5]/[.F4]" office:value-type="float" office:value="24.493">
            <text:p>24.493</text:p>
          </table:table-cell>
          <table:table-cell table:formula="of:=[.G5]/[.G4]" office:value-type="float" office:value="0.975">
            <text:p>0.975</text:p>
          </table:table-cell>
          <table:table-cell table:formula="of:=[.H5]/[.H4]" office:value-type="float" office:value="0.96">
            <text:p>0.960</text:p>
          </table:table-cell>
          <table:table-cell table:style-name="ce14" table:formula="of:=[.I5]/[.I4]" office:value-type="float" office:value="0.06">
            <text:p>0.06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203">
            <text:p>0.203</text:p>
          </table:table-cell>
          <table:table-cell office:value-type="float" office:value="109401">
            <text:p>109401.000</text:p>
          </table:table-cell>
          <table:table-cell office:value-type="float" office:value="1162.3197">
            <text:p>1162.320</text:p>
          </table:table-cell>
          <table:table-cell table:style-name="ce14" office:value-type="float" office:value="33">
            <text:p>33.000</text:p>
          </table:table-cell>
          <table:table-cell/>
          <table:table-cell table:style-name="ce4" table:formula="of:=[.F6]/[.F4]" office:value-type="float" office:value="2.781">
            <text:p>2.781</text:p>
          </table:table-cell>
          <table:table-cell table:formula="of:=[.G6]/[.G4]" office:value-type="float" office:value="2.835">
            <text:p>2.835</text:p>
          </table:table-cell>
          <table:table-cell table:formula="of:=[.H6]/[.H4]" office:value-type="float" office:value="1.042">
            <text:p>1.042</text:p>
          </table:table-cell>
          <table:table-cell table:style-name="ce14" table:formula="of:=[.I6]/[.I4]" office:value-type="float" office:value="0.038">
            <text:p>0.038</text:p>
          </table:table-cell>
          <table:table-cell/>
          <table:table-cell office:value-type="float" office:value="103924">
            <text:p>103924.000</text:p>
          </table:table-cell>
          <table:table-cell table:formula="of:= 103979 - [.P6]" office:value-type="float" office:value="55">
            <text:p>55.000</text:p>
          </table:table-cell>
          <table:table-cell table:formula="of:= 105429 - [.P6] - [.Q6]" office:value-type="float" office:value="1450">
            <text:p>1450.000</text:p>
          </table:table-cell>
          <table:table-cell table:formula="of:= [.G6] - [.P6] - [.Q6] - [.R6]" office:value-type="float" office:value="3972">
            <text:p>397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6">
            <text:p>0.060</text:p>
          </table:table-cell>
          <table:table-cell table:style-name="ce7" office:value-type="float" office:value="43139">
            <text:p>43139.000</text:p>
          </table:table-cell>
          <table:table-cell table:style-name="ce7" office:value-type="float" office:value="1115.30566">
            <text:p>1115.306</text:p>
          </table:table-cell>
          <table:table-cell table:style-name="ce16" office:value-type="float" office:value="873">
            <text:p>873.000</text:p>
          </table:table-cell>
          <table:table-cell/>
          <table:table-cell table:style-name="ce5" table:formula="of:=[.F8]/[.F4]" office:value-type="float" office:value="0.822">
            <text:p>0.822</text:p>
          </table:table-cell>
          <table:table-cell table:style-name="ce7" table:formula="of:=[.G8]/[.G4]" office:value-type="float" office:value="1.118">
            <text:p>1.118</text:p>
          </table:table-cell>
          <table:table-cell table:style-name="ce7" table:formula="of:=[.H8]/[.H4]" office:value-type="float" office:value="1">
            <text:p>1.000</text:p>
          </table:table-cell>
          <table:table-cell table:style-name="ce16" table:formula="of:=[.I8]/[.I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6" office:value-type="string">
            <text:p>{343, 5}</text:p>
          </table:table-cell>
          <table:table-cell table:style-name="ce8" office:value-type="string">
            <text:p>{188, 462}</text:p>
          </table:table-cell>
          <table:table-cell table:style-name="ce6" office:value-type="string">
            <text:p>A*</text:p>
          </table:table-cell>
          <table:table-cell table:style-name="ce6" office:value-type="float" office:value="0.106">
            <text:p>0.106</text:p>
          </table:table-cell>
          <table:table-cell table:style-name="ce6" office:value-type="float" office:value="53656">
            <text:p>53656.000</text:p>
          </table:table-cell>
          <table:table-cell table:style-name="ce6" office:value-type="float" office:value="637.125977">
            <text:p>637.126</text:p>
          </table:table-cell>
          <table:table-cell table:style-name="ce13" office:value-type="float" office:value="546">
            <text:p>54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.437</text:p>
          </table:table-cell>
          <table:table-cell office:value-type="float" office:value="46600">
            <text:p>46600.000</text:p>
          </table:table-cell>
          <table:table-cell office:value-type="float" office:value="602.826477">
            <text:p>602.826</text:p>
          </table:table-cell>
          <table:table-cell table:style-name="ce14" office:value-type="float" office:value="45">
            <text:p>45.000</text:p>
          </table:table-cell>
          <table:table-cell/>
          <table:table-cell table:style-name="ce4" table:formula="of:=[.F11]/[.F10]" office:value-type="float" office:value="13.557">
            <text:p>13.557</text:p>
          </table:table-cell>
          <table:table-cell table:formula="of:=[.G11]/[.G10]" office:value-type="float" office:value="0.868">
            <text:p>0.868</text:p>
          </table:table-cell>
          <table:table-cell table:formula="of:=[.H11]/[.H10]" office:value-type="float" office:value="0.946">
            <text:p>0.946</text:p>
          </table:table-cell>
          <table:table-cell table:style-name="ce14" table:formula="of:=[.I11]/[.I10]" office:value-type="float" office:value="0.082">
            <text:p>0.08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43">
            <text:p>0.430</text:p>
          </table:table-cell>
          <table:table-cell office:value-type="float" office:value="257361">
            <text:p>257361.000</text:p>
          </table:table-cell>
          <table:table-cell office:value-type="float" office:value="656.15625">
            <text:p>656.156</text:p>
          </table:table-cell>
          <table:table-cell table:style-name="ce14" office:value-type="float" office:value="555">
            <text:p>555.000</text:p>
          </table:table-cell>
          <table:table-cell/>
          <table:table-cell table:style-name="ce4" table:formula="of:=[.F12]/[.F10]" office:value-type="float" office:value="4.057">
            <text:p>4.057</text:p>
          </table:table-cell>
          <table:table-cell table:formula="of:=[.G12]/[.G10]" office:value-type="float" office:value="4.796">
            <text:p>4.796</text:p>
          </table:table-cell>
          <table:table-cell table:formula="of:=[.H12]/[.H10]" office:value-type="float" office:value="1.03">
            <text:p>1.030</text:p>
          </table:table-cell>
          <table:table-cell table:style-name="ce14" table:formula="of:=[.I12]/[.I10]" office:value-type="float" office:value="1.016">
            <text:p>1.016</text:p>
          </table:table-cell>
          <table:table-cell/>
          <table:table-cell office:value-type="float" office:value="251590">
            <text:p>251590.000</text:p>
          </table:table-cell>
          <table:table-cell table:formula="of:= 251839 - [.P12]" office:value-type="float" office:value="249">
            <text:p>249.000</text:p>
          </table:table-cell>
          <table:table-cell table:formula="of:= 253539 - [.P12] - [.Q12]" office:value-type="float" office:value="1700">
            <text:p>1700.000</text:p>
          </table:table-cell>
          <table:table-cell table:formula="of:= [.G12] - [.P12] - [.Q12] - [.R12]" office:value-type="float" office:value="3822">
            <text:p>382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69">
            <text:p>0.169</text:p>
          </table:table-cell>
          <table:table-cell table:style-name="ce7" office:value-type="float" office:value="117149">
            <text:p>117149.000</text:p>
          </table:table-cell>
          <table:table-cell table:style-name="ce7" office:value-type="float" office:value="637.125977">
            <text:p>637.126</text:p>
          </table:table-cell>
          <table:table-cell table:style-name="ce16" office:value-type="float" office:value="546">
            <text:p>546.000</text:p>
          </table:table-cell>
          <table:table-cell/>
          <table:table-cell table:style-name="ce5" table:formula="of:=[.F14]/[.F10]" office:value-type="float" office:value="1.594">
            <text:p>1.594</text:p>
          </table:table-cell>
          <table:table-cell table:style-name="ce7" table:formula="of:=[.G14]/[.G10]" office:value-type="float" office:value="2.183">
            <text:p>2.183</text:p>
          </table:table-cell>
          <table:table-cell table:style-name="ce7" table:formula="of:=[.H14]/[.H10]" office:value-type="float" office:value="1">
            <text:p>1.000</text:p>
          </table:table-cell>
          <table:table-cell table:style-name="ce16" table:formula="of:=[.I14]/[.I1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Flooded Plains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767, 759}</text:p>
          </table:table-cell>
          <table:table-cell table:style-name="ce6" office:value-type="string">
            <text:p>A*</text:p>
          </table:table-cell>
          <table:table-cell table:style-name="ce6" office:value-type="float" office:value="0.396">
            <text:p>0.396</text:p>
          </table:table-cell>
          <table:table-cell table:style-name="ce6" office:value-type="float" office:value="166860">
            <text:p>166860.000</text:p>
          </table:table-cell>
          <table:table-cell table:style-name="ce6" office:value-type="float" office:value="1244.55981">
            <text:p>1244.560</text:p>
          </table:table-cell>
          <table:table-cell table:style-name="ce13" office:value-type="float" office:value="989">
            <text:p>989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.539</text:p>
          </table:table-cell>
          <table:table-cell office:value-type="float" office:value="128420">
            <text:p>128420.000</text:p>
          </table:table-cell>
          <table:table-cell office:value-type="float" office:value="1182.50757">
            <text:p>1182.508</text:p>
          </table:table-cell>
          <table:table-cell table:style-name="ce14" office:value-type="float" office:value="44">
            <text:p>44.000</text:p>
          </table:table-cell>
          <table:table-cell/>
          <table:table-cell table:style-name="ce4" table:formula="of:=[.F17]/[.F16]" office:value-type="float" office:value="29.139">
            <text:p>29.139</text:p>
          </table:table-cell>
          <table:table-cell table:formula="of:=[.G17]/[.G16]" office:value-type="float" office:value="0.77">
            <text:p>0.770</text:p>
          </table:table-cell>
          <table:table-cell table:formula="of:=[.H17]/[.H16]" office:value-type="float" office:value="0.95">
            <text:p>0.950</text:p>
          </table:table-cell>
          <table:table-cell table:style-name="ce14" table:formula="of:=[.I17]/[.I16]" office:value-type="float" office:value="0.044">
            <text:p>0.04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756">
            <text:p>0.756</text:p>
          </table:table-cell>
          <table:table-cell office:value-type="float" office:value="397946">
            <text:p>397946.000</text:p>
          </table:table-cell>
          <table:table-cell office:value-type="float" office:value="1280.20227">
            <text:p>1280.202</text:p>
          </table:table-cell>
          <table:table-cell table:style-name="ce14" office:value-type="float" office:value="1040">
            <text:p>1040.000</text:p>
          </table:table-cell>
          <table:table-cell/>
          <table:table-cell table:style-name="ce4" table:formula="of:=[.F18]/[.F16]" office:value-type="float" office:value="1.909">
            <text:p>1.909</text:p>
          </table:table-cell>
          <table:table-cell table:formula="of:=[.G18]/[.G16]" office:value-type="float" office:value="2.385">
            <text:p>2.385</text:p>
          </table:table-cell>
          <table:table-cell table:formula="of:=[.H18]/[.H16]" office:value-type="float" office:value="1.029">
            <text:p>1.029</text:p>
          </table:table-cell>
          <table:table-cell table:style-name="ce14" table:formula="of:=[.I18]/[.I16]" office:value-type="float" office:value="1.052">
            <text:p>1.052</text:p>
          </table:table-cell>
          <table:table-cell/>
          <table:table-cell office:value-type="float" office:value="390420">
            <text:p>390420.000</text:p>
          </table:table-cell>
          <table:table-cell table:formula="of:= 390550 - [.P18]" office:value-type="float" office:value="130">
            <text:p>130.000</text:p>
          </table:table-cell>
          <table:table-cell table:formula="of:= 395057 - [.P18] - [.Q18]" office:value-type="float" office:value="4507">
            <text:p>4507.000</text:p>
          </table:table-cell>
          <table:table-cell table:formula="of:= [.G18] - [.P18] - [.Q18] - [.R18]" office:value-type="float" office:value="2889">
            <text:p>288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532">
            <text:p>0.532</text:p>
          </table:table-cell>
          <table:table-cell table:style-name="ce7" office:value-type="float" office:value="363096">
            <text:p>363096.000</text:p>
          </table:table-cell>
          <table:table-cell table:style-name="ce7" office:value-type="float" office:value="1244.55981">
            <text:p>1244.560</text:p>
          </table:table-cell>
          <table:table-cell table:style-name="ce16" office:value-type="float" office:value="989">
            <text:p>989.000</text:p>
          </table:table-cell>
          <table:table-cell/>
          <table:table-cell table:style-name="ce5" table:formula="of:=[.F20]/[.F16]" office:value-type="float" office:value="1.343">
            <text:p>1.343</text:p>
          </table:table-cell>
          <table:table-cell table:style-name="ce7" table:formula="of:=[.G20]/[.G16]" office:value-type="float" office:value="2.176">
            <text:p>2.176</text:p>
          </table:table-cell>
          <table:table-cell table:style-name="ce7" table:formula="of:=[.H20]/[.H16]" office:value-type="float" office:value="1">
            <text:p>1.000</text:p>
          </table:table-cell>
          <table:table-cell table:style-name="ce16" table:formula="of:=[.I20]/[.I16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6" office:value-type="string">
            <text:p>{534, 125}</text:p>
          </table:table-cell>
          <table:table-cell table:style-name="ce6" office:value-type="string">
            <text:p>{225, 638}</text:p>
          </table:table-cell>
          <table:table-cell table:style-name="ce6" office:value-type="string">
            <text:p>A*</text:p>
          </table:table-cell>
          <table:table-cell table:style-name="ce6" office:value-type="float" office:value="0.566">
            <text:p>0.566</text:p>
          </table:table-cell>
          <table:table-cell table:style-name="ce6" office:value-type="float" office:value="254520">
            <text:p>254520.000</text:p>
          </table:table-cell>
          <table:table-cell table:style-name="ce6" office:value-type="float" office:value="1470.71912">
            <text:p>1470.719</text:p>
          </table:table-cell>
          <table:table-cell table:style-name="ce13" office:value-type="float" office:value="1228">
            <text:p>1228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.806</text:p>
          </table:table-cell>
          <table:table-cell office:value-type="float" office:value="248304">
            <text:p>248304.000</text:p>
          </table:table-cell>
          <table:table-cell office:value-type="float" office:value="1396.23022">
            <text:p>1396.230</text:p>
          </table:table-cell>
          <table:table-cell table:style-name="ce14" office:value-type="float" office:value="41">
            <text:p>41.000</text:p>
          </table:table-cell>
          <table:table-cell/>
          <table:table-cell table:style-name="ce4" table:formula="of:=[.F23]/[.F22]" office:value-type="float" office:value="75.629">
            <text:p>75.629</text:p>
          </table:table-cell>
          <table:table-cell table:formula="of:=[.G23]/[.G22]" office:value-type="float" office:value="0.976">
            <text:p>0.976</text:p>
          </table:table-cell>
          <table:table-cell table:formula="of:=[.H23]/[.H22]" office:value-type="float" office:value="0.949">
            <text:p>0.949</text:p>
          </table:table-cell>
          <table:table-cell table:style-name="ce14" table:formula="of:=[.I23]/[.I22]" office:value-type="float" office:value="0.033">
            <text:p>0.03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574">
            <text:p>0.574</text:p>
          </table:table-cell>
          <table:table-cell office:value-type="float" office:value="268738">
            <text:p>268738.000</text:p>
          </table:table-cell>
          <table:table-cell office:value-type="float" office:value="1499.81726">
            <text:p>1499.817</text:p>
          </table:table-cell>
          <table:table-cell table:style-name="ce14" office:value-type="float" office:value="1221">
            <text:p>1221.000</text:p>
          </table:table-cell>
          <table:table-cell/>
          <table:table-cell table:style-name="ce4" table:formula="of:=[.F24]/[.F22]" office:value-type="float" office:value="1.014">
            <text:p>1.014</text:p>
          </table:table-cell>
          <table:table-cell table:formula="of:=[.G24]/[.G22]" office:value-type="float" office:value="1.056">
            <text:p>1.056</text:p>
          </table:table-cell>
          <table:table-cell table:formula="of:=[.H24]/[.H22]" office:value-type="float" office:value="1.02">
            <text:p>1.020</text:p>
          </table:table-cell>
          <table:table-cell table:style-name="ce14" table:formula="of:=[.I24]/[.I22]" office:value-type="float" office:value="0.994">
            <text:p>0.994</text:p>
          </table:table-cell>
          <table:table-cell/>
          <table:table-cell office:value-type="float" office:value="249824">
            <text:p>249824.000</text:p>
          </table:table-cell>
          <table:table-cell table:formula="of:= 249955 - [.P24]" office:value-type="float" office:value="131">
            <text:p>131.000</text:p>
          </table:table-cell>
          <table:table-cell table:formula="of:= 255238 - [.P24] - [.Q24]" office:value-type="float" office:value="5283">
            <text:p>5283.000</text:p>
          </table:table-cell>
          <table:table-cell table:formula="of:= [.G24] - [.P24] - [.Q24] - [.R24]" office:value-type="float" office:value="13500">
            <text:p>13500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10" office:value-type="float" office:value="0.515">
            <text:p>0.515</text:p>
          </table:table-cell>
          <table:table-cell table:style-name="ce7" office:value-type="float" office:value="342522">
            <text:p>342522.000</text:p>
          </table:table-cell>
          <table:table-cell table:style-name="ce7" office:value-type="float" office:value="1470.71912">
            <text:p>1470.719</text:p>
          </table:table-cell>
          <table:table-cell table:style-name="ce16" office:value-type="float" office:value="1228">
            <text:p>1228.000</text:p>
          </table:table-cell>
          <table:table-cell/>
          <table:table-cell table:style-name="ce18" table:formula="of:=[.F26]/[.F22]" office:value-type="float" office:value="0.91">
            <text:p>0.910</text:p>
          </table:table-cell>
          <table:table-cell table:style-name="ce7" table:formula="of:=[.G26]/[.G22]" office:value-type="float" office:value="1.346">
            <text:p>1.346</text:p>
          </table:table-cell>
          <table:table-cell table:style-name="ce7" table:formula="of:=[.H26]/[.H22]" office:value-type="float" office:value="1">
            <text:p>1.000</text:p>
          </table:table-cell>
          <table:table-cell table:style-name="ce16" table:formula="of:=[.I26]/[.I2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ooms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25">
            <text:p>0.250</text:p>
          </table:table-cell>
          <table:table-cell table:style-name="ce6" office:value-type="float" office:value="107601">
            <text:p>107601.000</text:p>
          </table:table-cell>
          <table:table-cell table:style-name="ce6" office:value-type="float" office:value="839.296326">
            <text:p>839.296</text:p>
          </table:table-cell>
          <table:table-cell table:style-name="ce13" office:value-type="float" office:value="679">
            <text:p>679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.921</text:p>
          </table:table-cell>
          <table:table-cell office:value-type="float" office:value="87932">
            <text:p>87932.000</text:p>
          </table:table-cell>
          <table:table-cell office:value-type="float" office:value="802.155701">
            <text:p>802.156</text:p>
          </table:table-cell>
          <table:table-cell table:style-name="ce14" office:value-type="float" office:value="59">
            <text:p>59.000</text:p>
          </table:table-cell>
          <table:table-cell/>
          <table:table-cell table:style-name="ce4" table:formula="of:=[.F29]/[.F28]" office:value-type="float" office:value="3.684">
            <text:p>3.684</text:p>
          </table:table-cell>
          <table:table-cell table:formula="of:=[.G29]/[.G28]" office:value-type="float" office:value="0.817">
            <text:p>0.817</text:p>
          </table:table-cell>
          <table:table-cell table:formula="of:=[.H29]/[.H28]" office:value-type="float" office:value="0.956">
            <text:p>0.956</text:p>
          </table:table-cell>
          <table:table-cell table:style-name="ce14" table:formula="of:=[.I29]/[.I28]" office:value-type="float" office:value="0.087">
            <text:p>0.087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22">
            <text:p>0.322</text:p>
          </table:table-cell>
          <table:table-cell office:value-type="float" office:value="153868">
            <text:p>153868.000</text:p>
          </table:table-cell>
          <table:table-cell office:value-type="float" office:value="867.560426">
            <text:p>867.560</text:p>
          </table:table-cell>
          <table:table-cell table:style-name="ce14" office:value-type="float" office:value="716">
            <text:p>716.000</text:p>
          </table:table-cell>
          <table:table-cell/>
          <table:table-cell table:style-name="ce4" table:formula="of:=[.F30]/[.F28]" office:value-type="float" office:value="1.288">
            <text:p>1.288</text:p>
          </table:table-cell>
          <table:table-cell table:formula="of:=[.G30]/[.G28]" office:value-type="float" office:value="1.43">
            <text:p>1.430</text:p>
          </table:table-cell>
          <table:table-cell table:formula="of:=[.H30]/[.H28]" office:value-type="float" office:value="1.034">
            <text:p>1.034</text:p>
          </table:table-cell>
          <table:table-cell table:style-name="ce14" table:formula="of:=[.I30]/[.I28]" office:value-type="float" office:value="1.054">
            <text:p>1.054</text:p>
          </table:table-cell>
          <table:table-cell/>
          <table:table-cell office:value-type="float" office:value="148688">
            <text:p>148688.000</text:p>
          </table:table-cell>
          <table:table-cell table:formula="of:= 148775 - [.P30]" office:value-type="float" office:value="87">
            <text:p>87.000</text:p>
          </table:table-cell>
          <table:table-cell table:formula="of:= 150770 - [.P30] - [.Q30]" office:value-type="float" office:value="1995">
            <text:p>1995.000</text:p>
          </table:table-cell>
          <table:table-cell table:formula="of:= [.G30] - [.P30] - [.Q30] - [.R30]" office:value-type="float" office:value="3098">
            <text:p>30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7">
            <text:p>0.370</text:p>
          </table:table-cell>
          <table:table-cell table:style-name="ce7" office:value-type="float" office:value="246431">
            <text:p>246431.000</text:p>
          </table:table-cell>
          <table:table-cell table:style-name="ce7" office:value-type="float" office:value="839.296326">
            <text:p>839.296</text:p>
          </table:table-cell>
          <table:table-cell table:style-name="ce16" office:value-type="float" office:value="679">
            <text:p>679.000</text:p>
          </table:table-cell>
          <table:table-cell/>
          <table:table-cell table:style-name="ce5" table:formula="of:=[.F32]/[.F28]" office:value-type="float" office:value="1.48">
            <text:p>1.480</text:p>
          </table:table-cell>
          <table:table-cell table:style-name="ce7" table:formula="of:=[.G32]/[.G28]" office:value-type="float" office:value="2.29">
            <text:p>2.290</text:p>
          </table:table-cell>
          <table:table-cell table:style-name="ce7" table:formula="of:=[.H32]/[.H28]" office:value-type="float" office:value="1">
            <text:p>1.000</text:p>
          </table:table-cell>
          <table:table-cell table:style-name="ce16" table:formula="of:=[.I32]/[.I2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Maz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1">
            <text:p>0.131</text:p>
          </table:table-cell>
          <table:table-cell table:style-name="ce6" office:value-type="float" office:value="88761">
            <text:p>88761.000</text:p>
          </table:table-cell>
          <table:table-cell table:style-name="ce6" office:value-type="float" office:value="3601.25757">
            <text:p>3601.258</text:p>
          </table:table-cell>
          <table:table-cell table:style-name="ce13" office:value-type="float" office:value="3076">
            <text:p>307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.148</text:p>
          </table:table-cell>
          <table:table-cell office:value-type="float" office:value="88761">
            <text:p>88761.000</text:p>
          </table:table-cell>
          <table:table-cell office:value-type="float" office:value="3601.25757">
            <text:p>3601.258</text:p>
          </table:table-cell>
          <table:table-cell table:style-name="ce14" office:value-type="float" office:value="1823">
            <text:p>1823.000</text:p>
          </table:table-cell>
          <table:table-cell/>
          <table:table-cell table:style-name="ce4" table:formula="of:=[.F35]/[.F34]" office:value-type="float" office:value="1.13">
            <text:p>1.130</text:p>
          </table:table-cell>
          <table:table-cell table:formula="of:=[.G35]/[.G34]" office:value-type="float" office:value="1">
            <text:p>1.000</text:p>
          </table:table-cell>
          <table:table-cell table:formula="of:=[.H35]/[.H34]" office:value-type="float" office:value="1">
            <text:p>1.000</text:p>
          </table:table-cell>
          <table:table-cell table:style-name="ce14" table:formula="of:=[.I35]/[.I34]" office:value-type="float" office:value="0.593">
            <text:p>0.59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455">
            <text:p>1.455</text:p>
          </table:table-cell>
          <table:table-cell office:value-type="float" office:value="1204317">
            <text:p>1204317.000</text:p>
          </table:table-cell>
          <table:table-cell office:value-type="float" office:value="3683.23022">
            <text:p>3683.230</text:p>
          </table:table-cell>
          <table:table-cell table:style-name="ce14" office:value-type="float" office:value="3214">
            <text:p>3214.000</text:p>
          </table:table-cell>
          <table:table-cell/>
          <table:table-cell table:style-name="ce4" table:formula="of:=[.F36]/[.F34]" office:value-type="float" office:value="11.107">
            <text:p>11.107</text:p>
          </table:table-cell>
          <table:table-cell table:formula="of:=[.G36]/[.G34]" office:value-type="float" office:value="13.568">
            <text:p>13.568</text:p>
          </table:table-cell>
          <table:table-cell table:formula="of:=[.H36]/[.H34]" office:value-type="float" office:value="1.023">
            <text:p>1.023</text:p>
          </table:table-cell>
          <table:table-cell table:style-name="ce14" table:formula="of:=[.I36]/[.I34]" office:value-type="float" office:value="1.045">
            <text:p>1.045</text:p>
          </table:table-cell>
          <table:table-cell/>
          <table:table-cell office:value-type="float" office:value="1187562">
            <text:p>1187562.000</text:p>
          </table:table-cell>
          <table:table-cell table:formula="of:= 1189029 - [.P36]" office:value-type="float" office:value="1467">
            <text:p>1467.000</text:p>
          </table:table-cell>
          <table:table-cell table:formula="of:= 1199901 - [.P36] - [.Q36]" office:value-type="float" office:value="10872">
            <text:p>10872.000</text:p>
          </table:table-cell>
          <table:table-cell table:formula="of:= [.G36] - [.P36] - [.Q36] - [.R36]" office:value-type="float" office:value="4416">
            <text:p>441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31">
            <text:p>0.131</text:p>
          </table:table-cell>
          <table:table-cell table:style-name="ce7" office:value-type="float" office:value="102801">
            <text:p>102801.000</text:p>
          </table:table-cell>
          <table:table-cell table:style-name="ce7" office:value-type="float" office:value="3601.25757">
            <text:p>3601.258</text:p>
          </table:table-cell>
          <table:table-cell table:style-name="ce16" office:value-type="float" office:value="3076">
            <text:p>3076.000</text:p>
          </table:table-cell>
          <table:table-cell/>
          <table:table-cell table:style-name="ce5" table:formula="of:=[.F38]/[.F34]" office:value-type="float" office:value="1">
            <text:p>1.000</text:p>
          </table:table-cell>
          <table:table-cell table:style-name="ce7" table:formula="of:=[.G38]/[.G34]" office:value-type="float" office:value="1.158">
            <text:p>1.158</text:p>
          </table:table-cell>
          <table:table-cell table:style-name="ce7" table:formula="of:=[.H38]/[.H34]" office:value-type="float" office:value="1">
            <text:p>1.000</text:p>
          </table:table-cell>
          <table:table-cell table:style-name="ce16" table:formula="of:=[.I38]/[.I3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3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31, 31}</text:p>
          </table:table-cell>
          <table:table-cell table:style-name="ce6" office:value-type="string">
            <text:p>A*</text:p>
          </table:table-cell>
          <table:table-cell table:style-name="ce11" office:value-type="string">
            <text:p>&lt; 0,001</text:p>
          </table:table-cell>
          <table:table-cell table:style-name="ce6" office:value-type="float" office:value="309">
            <text:p>309.000</text:p>
          </table:table-cell>
          <table:table-cell table:style-name="ce6" office:value-type="float" office:value="48.183773">
            <text:p>48.184</text:p>
          </table:table-cell>
          <table:table-cell table:style-name="ce13" office:value-type="string">
            <text:p>37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12" office:value-type="string">
            <text:p>&lt; 0,001</text:p>
          </table:table-cell>
          <table:table-cell office:value-type="float" office:value="262">
            <text:p>262.000</text:p>
          </table:table-cell>
          <table:table-cell office:value-type="float" office:value="46.8015099">
            <text:p>46.802</text:p>
          </table:table-cell>
          <table:table-cell table:style-name="ce14" office:value-type="string">
            <text:p>20</text:p>
          </table:table-cell>
          <table:table-cell/>
          <table:table-cell table:style-name="ce4" office:value-type="string">
            <text:p>~1</text:p>
          </table:table-cell>
          <table:table-cell table:formula="of:=[.G41]/[.G40]" office:value-type="float" office:value="0.848">
            <text:p>0.848</text:p>
          </table:table-cell>
          <table:table-cell table:formula="of:=[.H41]/[.H40]" office:value-type="float" office:value="0.971">
            <text:p>0.971</text:p>
          </table:table-cell>
          <table:table-cell table:style-name="ce14" table:formula="of:=[.I41]/[.I40]" office:value-type="float" office:value="0.541">
            <text:p>0.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.007</text:p>
          </table:table-cell>
          <table:table-cell office:value-type="float" office:value="3548">
            <text:p>3548.000</text:p>
          </table:table-cell>
          <table:table-cell office:value-type="float" office:value="54.1837616">
            <text:p>54.184</text:p>
          </table:table-cell>
          <table:table-cell table:style-name="ce14" office:value-type="string">
            <text:p>43</text:p>
          </table:table-cell>
          <table:table-cell/>
          <table:table-cell table:style-name="ce19" office:value-type="string">
            <text:p>&gt;7,000</text:p>
          </table:table-cell>
          <table:table-cell table:formula="of:=[.G42]/[.G40]" office:value-type="float" office:value="11.482">
            <text:p>11.482</text:p>
          </table:table-cell>
          <table:table-cell table:formula="of:=[.H42]/[.H40]" office:value-type="float" office:value="1.125">
            <text:p>1.125</text:p>
          </table:table-cell>
          <table:table-cell table:style-name="ce14" table:formula="of:=[.I42]/[.I40]" office:value-type="float" office:value="1.162">
            <text:p>1.162</text:p>
          </table:table-cell>
          <table:table-cell/>
          <table:table-cell office:value-type="float" office:value="2771">
            <text:p>2771.000</text:p>
          </table:table-cell>
          <table:table-cell table:formula="of:= 3462 - [.P42]" office:value-type="float" office:value="691">
            <text:p>691.000</text:p>
          </table:table-cell>
          <table:table-cell table:formula="of:= 3486 - [.P42] - [.Q42]" office:value-type="float" office:value="24">
            <text:p>24.000</text:p>
          </table:table-cell>
          <table:table-cell table:formula="of:= [.G42] - [.P42] - [.Q42] - [.R42]" office:value-type="float" office:value="62">
            <text:p>6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10.876">
            <text:p>10.876</text:p>
          </table:table-cell>
          <table:table-cell office:value-type="float" office:value="8858940">
            <text:p>8858940.000</text:p>
          </table:table-cell>
          <table:table-cell office:value-type="float" office:value="48.183773">
            <text:p>48.184</text:p>
          </table:table-cell>
          <table:table-cell table:style-name="ce14" office:value-type="string">
            <text:p>37</text:p>
          </table:table-cell>
          <table:table-cell/>
          <table:table-cell table:style-name="ce19" office:value-type="string">
            <text:p>&gt;10876,000</text:p>
          </table:table-cell>
          <table:table-cell table:formula="of:=[.G43]/[.G40]" office:value-type="float" office:value="28669.709">
            <text:p>28669.709</text:p>
          </table:table-cell>
          <table:table-cell table:formula="of:=[.H43]/[.H40]" office:value-type="float" office:value="1">
            <text:p>1.000</text:p>
          </table:table-cell>
          <table:table-cell table:style-name="ce14" table:formula="of:=[.I43]/[.I4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715">
            <text:p>715.000</text:p>
          </table:table-cell>
          <table:table-cell table:style-name="ce7" office:value-type="float" office:value="48.183773">
            <text:p>48.184</text:p>
          </table:table-cell>
          <table:table-cell table:style-name="ce16" office:value-type="string">
            <text:p>37</text:p>
          </table:table-cell>
          <table:table-cell/>
          <table:table-cell table:style-name="ce20" office:value-type="string">
            <text:p>&gt;2,000</text:p>
          </table:table-cell>
          <table:table-cell table:style-name="ce7" table:formula="of:=[.G44]/[.G40]" office:value-type="float" office:value="2.314">
            <text:p>2.314</text:p>
          </table:table-cell>
          <table:table-cell table:style-name="ce7" table:formula="of:=[.H44]/[.H40]" office:value-type="float" office:value="1">
            <text:p>1.000</text:p>
          </table:table-cell>
          <table:table-cell table:style-name="ce16" table:formula="of:=[.I44]/[.I4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28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127, 127}</text:p>
          </table:table-cell>
          <table:table-cell table:style-name="ce6" office:value-type="string">
            <text:p>A*</text:p>
          </table:table-cell>
          <table:table-cell table:style-name="ce6" office:value-type="float" office:value="0.008">
            <text:p>0.008</text:p>
          </table:table-cell>
          <table:table-cell table:style-name="ce6" office:value-type="float" office:value="3590">
            <text:p>3590.000</text:p>
          </table:table-cell>
          <table:table-cell table:style-name="ce6" office:value-type="float" office:value="190.149399">
            <text:p>190.149</text:p>
          </table:table-cell>
          <table:table-cell table:style-name="ce13" office:value-type="string">
            <text:p>145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.009</text:p>
          </table:table-cell>
          <table:table-cell office:value-type="float" office:value="2575">
            <text:p>2575.000</text:p>
          </table:table-cell>
          <table:table-cell office:value-type="float" office:value="185.413101">
            <text:p>185.413</text:p>
          </table:table-cell>
          <table:table-cell table:style-name="ce14" office:value-type="string">
            <text:p>87</text:p>
          </table:table-cell>
          <table:table-cell/>
          <table:table-cell table:style-name="ce4" table:formula="of:=[.F47]/[.F46]" office:value-type="float" office:value="1.125">
            <text:p>1.125</text:p>
          </table:table-cell>
          <table:table-cell table:formula="of:=[.G47]/[.G46]" office:value-type="float" office:value="0.717">
            <text:p>0.717</text:p>
          </table:table-cell>
          <table:table-cell table:formula="of:=[.H47]/[.H46]" office:value-type="float" office:value="0.975">
            <text:p>0.975</text:p>
          </table:table-cell>
          <table:table-cell table:style-name="ce14" table:formula="of:=[.I47]/[.I46]" office:value-type="float" office:value="0.6">
            <text:p>0.6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.354</text:p>
          </table:table-cell>
          <table:table-cell office:value-type="float" office:value="233884">
            <text:p>233884.000</text:p>
          </table:table-cell>
          <table:table-cell office:value-type="float" office:value="206.492432">
            <text:p>206.492</text:p>
          </table:table-cell>
          <table:table-cell table:style-name="ce14" office:value-type="string">
            <text:p>161</text:p>
          </table:table-cell>
          <table:table-cell/>
          <table:table-cell table:style-name="ce4" table:formula="of:=[.F48]/[.F46]" office:value-type="float" office:value="44.25">
            <text:p>44.250</text:p>
          </table:table-cell>
          <table:table-cell table:formula="of:=[.G48]/[.G46]" office:value-type="float" office:value="65.149">
            <text:p>65.149</text:p>
          </table:table-cell>
          <table:table-cell table:formula="of:=[.H48]/[.H46]" office:value-type="float" office:value="1.086">
            <text:p>1.086</text:p>
          </table:table-cell>
          <table:table-cell table:style-name="ce14" table:formula="of:=[.I48]/[.I46]" office:value-type="float" office:value="1.11">
            <text:p>1.110</text:p>
          </table:table-cell>
          <table:table-cell/>
          <table:table-cell/>
          <table:table-cell table:formula="of:= 103979 - [.P48]" office:value-type="float" office:value="103979">
            <text:p>103979.000</text:p>
          </table:table-cell>
          <table:table-cell table:formula="of:= 105429 - [.P48] - [.Q48]" office:value-type="float" office:value="1450">
            <text:p>1450.000</text:p>
          </table:table-cell>
          <table:table-cell table:formula="of:= [.G48] - [.P48] - [.Q48] - [.R48]" office:value-type="float" office:value="128455">
            <text:p>128455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17">
            <text:p>0.017</text:p>
          </table:table-cell>
          <table:table-cell table:style-name="ce7" office:value-type="float" office:value="11459">
            <text:p>11459.000</text:p>
          </table:table-cell>
          <table:table-cell table:style-name="ce7" office:value-type="float" office:value="190.149399">
            <text:p>190.149</text:p>
          </table:table-cell>
          <table:table-cell table:style-name="ce16" office:value-type="string">
            <text:p>145</text:p>
          </table:table-cell>
          <table:table-cell/>
          <table:table-cell table:style-name="ce5" table:formula="of:=[.F50]/[.F46]" office:value-type="float" office:value="2.125">
            <text:p>2.125</text:p>
          </table:table-cell>
          <table:table-cell table:style-name="ce7" table:formula="of:=[.G50]/[.G46]" office:value-type="float" office:value="3.192">
            <text:p>3.192</text:p>
          </table:table-cell>
          <table:table-cell table:style-name="ce7" table:formula="of:=[.H50]/[.H46]" office:value-type="float" office:value="1">
            <text:p>1.000</text:p>
          </table:table-cell>
          <table:table-cell table:style-name="ce16" table:formula="of:=[.I50]/[.I46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56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255, 255}</text:p>
          </table:table-cell>
          <table:table-cell table:style-name="ce6" office:value-type="string">
            <text:p>A*</text:p>
          </table:table-cell>
          <table:table-cell table:style-name="ce6" office:value-type="float" office:value="0.03">
            <text:p>0.030</text:p>
          </table:table-cell>
          <table:table-cell table:style-name="ce6" office:value-type="float" office:value="12575">
            <text:p>12575.000</text:p>
          </table:table-cell>
          <table:table-cell table:style-name="ce6" office:value-type="float" office:value="379.955719">
            <text:p>379.956</text:p>
          </table:table-cell>
          <table:table-cell table:style-name="ce13" office:value-type="string">
            <text:p>288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.033</text:p>
          </table:table-cell>
          <table:table-cell office:value-type="float" office:value="10035">
            <text:p>10035.000</text:p>
          </table:table-cell>
          <table:table-cell office:value-type="float" office:value="371.762482">
            <text:p>371.762</text:p>
          </table:table-cell>
          <table:table-cell table:style-name="ce14" office:value-type="string">
            <text:p>159</text:p>
          </table:table-cell>
          <table:table-cell/>
          <table:table-cell table:style-name="ce4" table:formula="of:=[.F53]/[.F52]" office:value-type="float" office:value="1.1">
            <text:p>1.100</text:p>
          </table:table-cell>
          <table:table-cell table:formula="of:=[.G53]/[.G52]" office:value-type="float" office:value="0.798">
            <text:p>0.798</text:p>
          </table:table-cell>
          <table:table-cell table:formula="of:=[.H53]/[.H52]" office:value-type="float" office:value="0.978">
            <text:p>0.978</text:p>
          </table:table-cell>
          <table:table-cell table:style-name="ce14" table:formula="of:=[.I53]/[.I52]" office:value-type="float" office:value="0.552">
            <text:p>0.55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.657</text:p>
          </table:table-cell>
          <table:table-cell office:value-type="float" office:value="1004748">
            <text:p>1004748.000</text:p>
          </table:table-cell>
          <table:table-cell office:value-type="float" office:value="396.600098">
            <text:p>396.600</text:p>
          </table:table-cell>
          <table:table-cell table:style-name="ce14" office:value-type="string">
            <text:p>315</text:p>
          </table:table-cell>
          <table:table-cell/>
          <table:table-cell table:style-name="ce4" table:formula="of:=[.F54]/[.F52]" office:value-type="float" office:value="55.233">
            <text:p>55.233</text:p>
          </table:table-cell>
          <table:table-cell table:formula="of:=[.G54]/[.G52]" office:value-type="float" office:value="79.9">
            <text:p>79.900</text:p>
          </table:table-cell>
          <table:table-cell table:formula="of:=[.H54]/[.H52]" office:value-type="float" office:value="1.044">
            <text:p>1.044</text:p>
          </table:table-cell>
          <table:table-cell table:style-name="ce14" table:formula="of:=[.I54]/[.I52]" office:value-type="float" office:value="1.094">
            <text:p>1.094</text:p>
          </table:table-cell>
          <table:table-cell/>
          <table:table-cell/>
          <table:table-cell table:formula="of:= 103979 - [.P54]" office:value-type="float" office:value="103979">
            <text:p>103979.000</text:p>
          </table:table-cell>
          <table:table-cell table:formula="of:= 105429 - [.P54] - [.Q54]" office:value-type="float" office:value="1450">
            <text:p>1450.000</text:p>
          </table:table-cell>
          <table:table-cell table:formula="of:= [.G54] - [.P54] - [.Q54] - [.R54]" office:value-type="float" office:value="899319">
            <text:p>89931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71">
            <text:p>0.071</text:p>
          </table:table-cell>
          <table:table-cell table:style-name="ce7" office:value-type="float" office:value="45870">
            <text:p>45870.000</text:p>
          </table:table-cell>
          <table:table-cell table:style-name="ce7" office:value-type="float" office:value="379.955719">
            <text:p>379.956</text:p>
          </table:table-cell>
          <table:table-cell table:style-name="ce16" office:value-type="string">
            <text:p>288</text:p>
          </table:table-cell>
          <table:table-cell/>
          <table:table-cell table:style-name="ce5" table:formula="of:=[.F56]/[.F52]" office:value-type="float" office:value="2.367">
            <text:p>2.367</text:p>
          </table:table-cell>
          <table:table-cell table:style-name="ce7" table:formula="of:=[.G56]/[.G52]" office:value-type="float" office:value="3.648">
            <text:p>3.648</text:p>
          </table:table-cell>
          <table:table-cell table:style-name="ce7" table:formula="of:=[.H56]/[.H52]" office:value-type="float" office:value="1">
            <text:p>1.000</text:p>
          </table:table-cell>
          <table:table-cell table:style-name="ce16" table:formula="of:=[.I56]/[.I5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1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2">
            <text:p>0.132</text:p>
          </table:table-cell>
          <table:table-cell table:style-name="ce6" office:value-type="float" office:value="50885">
            <text:p>50885.000</text:p>
          </table:table-cell>
          <table:table-cell table:style-name="ce6" office:value-type="float" office:value="758.978027">
            <text:p>758.978</text:p>
          </table:table-cell>
          <table:table-cell table:style-name="ce13" office:value-type="string">
            <text:p>573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.138</text:p>
          </table:table-cell>
          <table:table-cell office:value-type="float" office:value="40006">
            <text:p>40006.000</text:p>
          </table:table-cell>
          <table:table-cell office:value-type="float" office:value="741.999146">
            <text:p>741.999</text:p>
          </table:table-cell>
          <table:table-cell table:style-name="ce14" office:value-type="string">
            <text:p>299</text:p>
          </table:table-cell>
          <table:table-cell/>
          <table:table-cell table:style-name="ce4" table:formula="of:=[.F59]/[.F58]" office:value-type="float" office:value="1.045">
            <text:p>1.045</text:p>
          </table:table-cell>
          <table:table-cell table:formula="of:=[.G59]/[.G58]" office:value-type="float" office:value="0.786">
            <text:p>0.786</text:p>
          </table:table-cell>
          <table:table-cell table:formula="of:=[.H59]/[.H58]" office:value-type="float" office:value="0.978">
            <text:p>0.978</text:p>
          </table:table-cell>
          <table:table-cell table:style-name="ce14" table:formula="of:=[.I59]/[.I58]" office:value-type="float" office:value="0.522">
            <text:p>0.52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6.736">
            <text:p>6.736</text:p>
          </table:table-cell>
          <table:table-cell office:value-type="float" office:value="4185072">
            <text:p>4185072.000</text:p>
          </table:table-cell>
          <table:table-cell office:value-type="float" office:value="790.614197">
            <text:p>790.614</text:p>
          </table:table-cell>
          <table:table-cell table:style-name="ce14" office:value-type="string">
            <text:p>628</text:p>
          </table:table-cell>
          <table:table-cell/>
          <table:table-cell table:style-name="ce4" table:formula="of:=[.F60]/[.F58]" office:value-type="float" office:value="51.03">
            <text:p>51.030</text:p>
          </table:table-cell>
          <table:table-cell table:formula="of:=[.G60]/[.G58]" office:value-type="float" office:value="82.246">
            <text:p>82.246</text:p>
          </table:table-cell>
          <table:table-cell table:formula="of:=[.H60]/[.H58]" office:value-type="float" office:value="1.042">
            <text:p>1.042</text:p>
          </table:table-cell>
          <table:table-cell table:style-name="ce14" table:formula="of:=[.I60]/[.I58]" office:value-type="float" office:value="1.096">
            <text:p>1.096</text:p>
          </table:table-cell>
          <table:table-cell/>
          <table:table-cell/>
          <table:table-cell table:formula="of:= 103979 - [.P60]" office:value-type="float" office:value="103979">
            <text:p>103979.000</text:p>
          </table:table-cell>
          <table:table-cell table:formula="of:= 105429 - [.P60] - [.Q60]" office:value-type="float" office:value="1450">
            <text:p>1450.000</text:p>
          </table:table-cell>
          <table:table-cell table:formula="of:= [.G60] - [.P60] - [.Q60] - [.R60]" office:value-type="float" office:value="4079643">
            <text:p>4079643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3">
            <text:p>0.330</text:p>
          </table:table-cell>
          <table:table-cell table:style-name="ce7" office:value-type="float" office:value="183481">
            <text:p>183481.000</text:p>
          </table:table-cell>
          <table:table-cell table:style-name="ce7" office:value-type="float" office:value="758.978027">
            <text:p>758.978</text:p>
          </table:table-cell>
          <table:table-cell table:style-name="ce16" office:value-type="string">
            <text:p>573</text:p>
          </table:table-cell>
          <table:table-cell/>
          <table:table-cell table:style-name="ce5" table:formula="of:=[.F62]/[.F58]" office:value-type="float" office:value="2.5">
            <text:p>2.500</text:p>
          </table:table-cell>
          <table:table-cell table:style-name="ce7" table:formula="of:=[.G62]/[.G58]" office:value-type="float" office:value="3.606">
            <text:p>3.606</text:p>
          </table:table-cell>
          <table:table-cell table:style-name="ce7" table:formula="of:=[.H62]/[.H58]" office:value-type="float" office:value="1">
            <text:p>1.000</text:p>
          </table:table-cell>
          <table:table-cell table:style-name="ce16" table:formula="of:=[.I62]/[.I5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407">
            <text:p>407.000</text:p>
          </table:table-cell>
          <table:table-cell table:style-name="ce6" office:value-type="float" office:value="90.8528671">
            <text:p>90.853</text:p>
          </table:table-cell>
          <table:table-cell table:style-name="ce13" office:value-type="string">
            <text:p>66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412">
            <text:p>412.000</text:p>
          </table:table-cell>
          <table:table-cell office:value-type="float" office:value="89.6593628">
            <text:p>89.659</text:p>
          </table:table-cell>
          <table:table-cell table:style-name="ce14" office:value-type="string">
            <text:p>18</text:p>
          </table:table-cell>
          <table:table-cell/>
          <table:table-cell table:style-name="ce4" table:formula="of:=[.F65]/[.F64]" office:value-type="float" office:value="1.5">
            <text:p>1.500</text:p>
          </table:table-cell>
          <table:table-cell table:formula="of:=[.G65]/[.G64]" office:value-type="float" office:value="1.012">
            <text:p>1.012</text:p>
          </table:table-cell>
          <table:table-cell table:formula="of:=[.H65]/[.H64]" office:value-type="float" office:value="0.987">
            <text:p>0.987</text:p>
          </table:table-cell>
          <table:table-cell table:style-name="ce14" table:formula="of:=[.I65]/[.I64]" office:value-type="float" office:value="0.273">
            <text:p>0.27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.051</text:p>
          </table:table-cell>
          <table:table-cell office:value-type="float" office:value="27919">
            <text:p>27919.000</text:p>
          </table:table-cell>
          <table:table-cell office:value-type="float" office:value="93.7817383">
            <text:p>93.782</text:p>
          </table:table-cell>
          <table:table-cell table:style-name="ce14" office:value-type="string">
            <text:p>716</text:p>
          </table:table-cell>
          <table:table-cell/>
          <table:table-cell table:style-name="ce4" table:formula="of:=[.F66]/[.F64]" office:value-type="float" office:value="25.5">
            <text:p>25.500</text:p>
          </table:table-cell>
          <table:table-cell table:formula="of:=[.G66]/[.G64]" office:value-type="float" office:value="68.597">
            <text:p>68.597</text:p>
          </table:table-cell>
          <table:table-cell table:formula="of:=[.H66]/[.H64]" office:value-type="float" office:value="1.032">
            <text:p>1.032</text:p>
          </table:table-cell>
          <table:table-cell table:style-name="ce14" table:formula="of:=[.I66]/[.I64]" office:value-type="float" office:value="10.848">
            <text:p>10.848</text:p>
          </table:table-cell>
          <table:table-cell/>
          <table:table-cell/>
          <table:table-cell table:formula="of:= 103979 - [.P66]" office:value-type="float" office:value="103979">
            <text:p>103979.000</text:p>
          </table:table-cell>
          <table:table-cell table:formula="of:= 105429 - [.P66] - [.Q66]" office:value-type="float" office:value="1450">
            <text:p>1450.000</text:p>
          </table:table-cell>
          <table:table-cell table:formula="of:= [.G66] - [.P66] - [.Q66] - [.R66]" office:value-type="float" office:value="-77510">
            <text:p>-77510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43.648">
            <text:p>43.648</text:p>
          </table:table-cell>
          <table:table-cell office:value-type="float" office:value="38502711">
            <text:p>38502711.000</text:p>
          </table:table-cell>
          <table:table-cell office:value-type="float" office:value="90.8528671">
            <text:p>90.853</text:p>
          </table:table-cell>
          <table:table-cell table:style-name="ce14" office:value-type="string">
            <text:p>66</text:p>
          </table:table-cell>
          <table:table-cell/>
          <table:table-cell table:style-name="ce4" table:formula="of:=[.F67]/[.F64]" office:value-type="float" office:value="21824">
            <text:p>21824.000</text:p>
          </table:table-cell>
          <table:table-cell table:formula="of:=[.G67]/[.G64]" office:value-type="float" office:value="94601.256">
            <text:p>94601.256</text:p>
          </table:table-cell>
          <table:table-cell table:formula="of:=[.H67]/[.H64]" office:value-type="float" office:value="1">
            <text:p>1.000</text:p>
          </table:table-cell>
          <table:table-cell table:style-name="ce14" table:formula="of:=[.I67]/[.I6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3686">
            <text:p>3686.000</text:p>
          </table:table-cell>
          <table:table-cell table:style-name="ce7" office:value-type="float" office:value="90.8528671">
            <text:p>90.853</text:p>
          </table:table-cell>
          <table:table-cell table:style-name="ce16" office:value-type="string">
            <text:p>66</text:p>
          </table:table-cell>
          <table:table-cell/>
          <table:table-cell table:style-name="ce5" table:formula="of:=[.F68]/[.F64]" office:value-type="float" office:value="3">
            <text:p>3.000</text:p>
          </table:table-cell>
          <table:table-cell table:style-name="ce7" table:formula="of:=[.G68]/[.G64]" office:value-type="float" office:value="9.057">
            <text:p>9.057</text:p>
          </table:table-cell>
          <table:table-cell table:style-name="ce7" table:formula="of:=[.H68]/[.H64]" office:value-type="float" office:value="1">
            <text:p>1.000</text:p>
          </table:table-cell>
          <table:table-cell table:style-name="ce16" table:formula="of:=[.I68]/[.I6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859">
            <text:p>859.000</text:p>
          </table:table-cell>
          <table:table-cell table:style-name="ce6" office:value-type="float" office:value="93.1960068">
            <text:p>93.196</text:p>
          </table:table-cell>
          <table:table-cell table:style-name="ce13" office:value-type="string">
            <text:p>7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687">
            <text:p>687.000</text:p>
          </table:table-cell>
          <table:table-cell office:value-type="float" office:value="90.8988113">
            <text:p>90.899</text:p>
          </table:table-cell>
          <table:table-cell table:style-name="ce14" office:value-type="string">
            <text:p>29</text:p>
          </table:table-cell>
          <table:table-cell/>
          <table:table-cell table:style-name="ce4" table:formula="of:=[.F71]/[.F70]" office:value-type="float" office:value="1.5">
            <text:p>1.500</text:p>
          </table:table-cell>
          <table:table-cell table:formula="of:=[.G71]/[.G70]" office:value-type="float" office:value="0.8">
            <text:p>0.800</text:p>
          </table:table-cell>
          <table:table-cell table:formula="of:=[.H71]/[.H70]" office:value-type="float" office:value="0.975">
            <text:p>0.975</text:p>
          </table:table-cell>
          <table:table-cell table:style-name="ce14" table:formula="of:=[.I71]/[.I70]" office:value-type="float" office:value="0.414">
            <text:p>0.41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.090</text:p>
          </table:table-cell>
          <table:table-cell office:value-type="float" office:value="41855">
            <text:p>41855.000</text:p>
          </table:table-cell>
          <table:table-cell office:value-type="float" office:value="96.1248779">
            <text:p>96.125</text:p>
          </table:table-cell>
          <table:table-cell table:style-name="ce14" office:value-type="string">
            <text:p>75</text:p>
          </table:table-cell>
          <table:table-cell/>
          <table:table-cell table:style-name="ce4" table:formula="of:=[.F72]/[.F70]" office:value-type="float" office:value="45">
            <text:p>45.000</text:p>
          </table:table-cell>
          <table:table-cell table:formula="of:=[.G72]/[.G70]" office:value-type="float" office:value="48.725">
            <text:p>48.725</text:p>
          </table:table-cell>
          <table:table-cell table:formula="of:=[.H72]/[.H70]" office:value-type="float" office:value="1.031">
            <text:p>1.031</text:p>
          </table:table-cell>
          <table:table-cell table:style-name="ce14" table:formula="of:=[.I72]/[.I70]" office:value-type="float" office:value="1.071">
            <text:p>1.071</text:p>
          </table:table-cell>
          <table:table-cell/>
          <table:table-cell/>
          <table:table-cell table:formula="of:= 103979 - [.P72]" office:value-type="float" office:value="103979">
            <text:p>103979.000</text:p>
          </table:table-cell>
          <table:table-cell table:formula="of:= 105429 - [.P72] - [.Q72]" office:value-type="float" office:value="1450">
            <text:p>1450.000</text:p>
          </table:table-cell>
          <table:table-cell table:formula="of:= [.G72] - [.P72] - [.Q72] - [.R72]" office:value-type="float" office:value="-63574">
            <text:p>-63574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3275">
            <text:p>3275.000</text:p>
          </table:table-cell>
          <table:table-cell table:style-name="ce7" office:value-type="float" office:value="93.1960068">
            <text:p>93.196</text:p>
          </table:table-cell>
          <table:table-cell table:style-name="ce16" office:value-type="string">
            <text:p>70</text:p>
          </table:table-cell>
          <table:table-cell/>
          <table:table-cell table:style-name="ce5" table:formula="of:=[.F74]/[.F70]" office:value-type="float" office:value="2.5">
            <text:p>2.500</text:p>
          </table:table-cell>
          <table:table-cell table:style-name="ce7" table:formula="of:=[.G74]/[.G70]" office:value-type="float" office:value="3.813">
            <text:p>3.813</text:p>
          </table:table-cell>
          <table:table-cell table:style-name="ce7" table:formula="of:=[.H74]/[.H70]" office:value-type="float" office:value="1">
            <text:p>1.000</text:p>
          </table:table-cell>
          <table:table-cell table:style-name="ce16" table:formula="of:=[.I74]/[.I7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3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1020">
            <text:p>1020.000</text:p>
          </table:table-cell>
          <table:table-cell table:style-name="ce6" office:value-type="float" office:value="95.5391464">
            <text:p>95.539</text:p>
          </table:table-cell>
          <table:table-cell table:style-name="ce13" office:value-type="string">
            <text:p>74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811">
            <text:p>811.000</text:p>
          </table:table-cell>
          <table:table-cell office:value-type="float" office:value="92.9773941">
            <text:p>92.977</text:p>
          </table:table-cell>
          <table:table-cell table:style-name="ce14" office:value-type="string">
            <text:p>40</text:p>
          </table:table-cell>
          <table:table-cell/>
          <table:table-cell table:style-name="ce4" table:formula="of:=[.F77]/[.F76]" office:value-type="float" office:value="1">
            <text:p>1.000</text:p>
          </table:table-cell>
          <table:table-cell table:formula="of:=[.G77]/[.G76]" office:value-type="float" office:value="0.795">
            <text:p>0.795</text:p>
          </table:table-cell>
          <table:table-cell table:formula="of:=[.H77]/[.H76]" office:value-type="float" office:value="0.973">
            <text:p>0.973</text:p>
          </table:table-cell>
          <table:table-cell table:style-name="ce14" table:formula="of:=[.I77]/[.I76]" office:value-type="float" office:value="0.541">
            <text:p>0.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.052</text:p>
          </table:table-cell>
          <table:table-cell office:value-type="float" office:value="32838">
            <text:p>32838.000</text:p>
          </table:table-cell>
          <table:table-cell office:value-type="float" office:value="98.4680328">
            <text:p>98.468</text:p>
          </table:table-cell>
          <table:table-cell table:style-name="ce14" office:value-type="string">
            <text:p>79</text:p>
          </table:table-cell>
          <table:table-cell/>
          <table:table-cell table:style-name="ce4" table:formula="of:=[.F78]/[.F76]" office:value-type="float" office:value="17.333">
            <text:p>17.333</text:p>
          </table:table-cell>
          <table:table-cell table:formula="of:=[.G78]/[.G76]" office:value-type="float" office:value="32.194">
            <text:p>32.194</text:p>
          </table:table-cell>
          <table:table-cell table:formula="of:=[.H78]/[.H76]" office:value-type="float" office:value="1.031">
            <text:p>1.031</text:p>
          </table:table-cell>
          <table:table-cell table:style-name="ce14" table:formula="of:=[.I78]/[.I76]" office:value-type="float" office:value="1.068">
            <text:p>1.068</text:p>
          </table:table-cell>
          <table:table-cell/>
          <table:table-cell/>
          <table:table-cell table:formula="of:= 103979 - [.P78]" office:value-type="float" office:value="103979">
            <text:p>103979.000</text:p>
          </table:table-cell>
          <table:table-cell table:formula="of:= 105429 - [.P78] - [.Q78]" office:value-type="float" office:value="1450">
            <text:p>1450.000</text:p>
          </table:table-cell>
          <table:table-cell table:formula="of:= [.G78] - [.P78] - [.Q78] - [.R78]" office:value-type="float" office:value="-72591">
            <text:p>-72591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2863">
            <text:p>2863.000</text:p>
          </table:table-cell>
          <table:table-cell table:style-name="ce7" office:value-type="float" office:value="95.5391464">
            <text:p>95.539</text:p>
          </table:table-cell>
          <table:table-cell table:style-name="ce16" office:value-type="string">
            <text:p>74</text:p>
          </table:table-cell>
          <table:table-cell/>
          <table:table-cell table:style-name="ce5" table:formula="of:=[.F80]/[.F76]" office:value-type="float" office:value="1.667">
            <text:p>1.667</text:p>
          </table:table-cell>
          <table:table-cell table:style-name="ce7" table:formula="of:=[.G80]/[.G76]" office:value-type="float" office:value="2.807">
            <text:p>2.807</text:p>
          </table:table-cell>
          <table:table-cell table:style-name="ce7" table:formula="of:=[.H80]/[.H76]" office:value-type="float" office:value="1">
            <text:p>1.000</text:p>
          </table:table-cell>
          <table:table-cell table:style-name="ce16" table:formula="of:=[.I80]/[.I76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625">
            <text:p>625.000</text:p>
          </table:table-cell>
          <table:table-cell table:style-name="ce6" office:value-type="float" office:value="98.3675842">
            <text:p>98.368</text:p>
          </table:table-cell>
          <table:table-cell table:style-name="ce13" office:value-type="string">
            <text:p>76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547">
            <text:p>547.000</text:p>
          </table:table-cell>
          <table:table-cell office:value-type="float" office:value="96.200676">
            <text:p>96.201</text:p>
          </table:table-cell>
          <table:table-cell table:style-name="ce14" office:value-type="string">
            <text:p>48</text:p>
          </table:table-cell>
          <table:table-cell/>
          <table:table-cell table:style-name="ce4" table:formula="of:=[.F83]/[.F82]" office:value-type="float" office:value="1.5">
            <text:p>1.500</text:p>
          </table:table-cell>
          <table:table-cell table:formula="of:=[.G83]/[.G82]" office:value-type="float" office:value="0.875">
            <text:p>0.875</text:p>
          </table:table-cell>
          <table:table-cell table:formula="of:=[.H83]/[.H82]" office:value-type="float" office:value="0.978">
            <text:p>0.978</text:p>
          </table:table-cell>
          <table:table-cell table:style-name="ce14" table:formula="of:=[.I83]/[.I82]" office:value-type="float" office:value="0.632">
            <text:p>0.63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.049</text:p>
          </table:table-cell>
          <table:table-cell office:value-type="float" office:value="33232">
            <text:p>33232.000</text:p>
          </table:table-cell>
          <table:table-cell office:value-type="float" office:value="107.639603">
            <text:p>107.640</text:p>
          </table:table-cell>
          <table:table-cell table:style-name="ce14" office:value-type="string">
            <text:p>89</text:p>
          </table:table-cell>
          <table:table-cell/>
          <table:table-cell table:style-name="ce4" table:formula="of:=[.F84]/[.F82]" office:value-type="float" office:value="24.5">
            <text:p>24.500</text:p>
          </table:table-cell>
          <table:table-cell table:formula="of:=[.G84]/[.G82]" office:value-type="float" office:value="53.171">
            <text:p>53.171</text:p>
          </table:table-cell>
          <table:table-cell table:formula="of:=[.H84]/[.H82]" office:value-type="float" office:value="1.094">
            <text:p>1.094</text:p>
          </table:table-cell>
          <table:table-cell table:style-name="ce14" table:formula="of:=[.I84]/[.I82]" office:value-type="float" office:value="1.171">
            <text:p>1.171</text:p>
          </table:table-cell>
          <table:table-cell/>
          <table:table-cell/>
          <table:table-cell table:formula="of:= 103979 - [.P84]" office:value-type="float" office:value="103979">
            <text:p>103979.000</text:p>
          </table:table-cell>
          <table:table-cell table:formula="of:= 105429 - [.P84] - [.Q84]" office:value-type="float" office:value="1450">
            <text:p>1450.000</text:p>
          </table:table-cell>
          <table:table-cell table:formula="of:= [.G84] - [.P84] - [.Q84] - [.R84]" office:value-type="float" office:value="-72197">
            <text:p>-721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.004</text:p>
          </table:table-cell>
          <table:table-cell table:style-name="ce7" office:value-type="float" office:value="2435">
            <text:p>2435.000</text:p>
          </table:table-cell>
          <table:table-cell table:style-name="ce7" office:value-type="float" office:value="98.3675842">
            <text:p>98.368</text:p>
          </table:table-cell>
          <table:table-cell table:style-name="ce16" office:value-type="string">
            <text:p>76</text:p>
          </table:table-cell>
          <table:table-cell/>
          <table:table-cell table:style-name="ce5" table:formula="of:=[.F86]/[.F82]" office:value-type="float" office:value="2">
            <text:p>2.000</text:p>
          </table:table-cell>
          <table:table-cell table:style-name="ce7" table:formula="of:=[.G86]/[.G82]" office:value-type="float" office:value="3.896">
            <text:p>3.896</text:p>
          </table:table-cell>
          <table:table-cell table:style-name="ce7" table:formula="of:=[.H86]/[.H82]" office:value-type="float" office:value="1">
            <text:p>1.000</text:p>
          </table:table-cell>
          <table:table-cell table:style-name="ce16" table:formula="of:=[.I86]/[.I82]" office:value-type="float" office:value="1">
            <text:p>1.000</text:p>
          </table:table-cell>
          <table:table-cell table:number-columns-repeated="1010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6/05/2016</text:date>, <text:time>14:5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06T14:54:48.22</dc:date>
    <meta:editing-duration>PT18H13M39S</meta:editing-duration>
    <meta:editing-cycles>14</meta:editing-cycles>
    <meta:generator>OpenOffice/4.0.0$Win32 OpenOffice.org_project/400m3$Build-9702</meta:generator>
    <dc:creator>Victor Arias</dc:creator>
    <meta:document-statistic meta:table-count="3" meta:cell-count="746" meta:object-count="0"/>
  </office:meta>
</office:document-meta>
</file>